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0bdd0"/>
    </style:style>
    <style:style style:name="P2" style:family="paragraph" style:parent-style-name="Heading_20_3">
      <style:text-properties style:font-name="Arial" officeooo:paragraph-rsid="0012aee8"/>
    </style:style>
    <style:style style:name="P3" style:family="paragraph" style:parent-style-name="Heading_20_3">
      <style:text-properties officeooo:paragraph-rsid="0012aee8"/>
    </style:style>
    <style:style style:name="P4" style:family="paragraph" style:parent-style-name="Heading_20_3">
      <style:paragraph-properties>
        <style:tab-stops>
          <style:tab-stop style:position="3.413cm"/>
        </style:tab-stops>
      </style:paragraph-properties>
      <style:text-properties officeooo:paragraph-rsid="0012aee8"/>
    </style:style>
    <style:style style:name="P5" style:family="paragraph" style:parent-style-name="Text_20_body">
      <style:text-properties officeooo:rsid="0012aee8" officeooo:paragraph-rsid="0012aee8"/>
    </style:style>
    <style:style style:name="P6" style:family="paragraph" style:parent-style-name="Text_20_body">
      <style:text-properties officeooo:rsid="0012aee8" officeooo:paragraph-rsid="0014c60f"/>
    </style:style>
    <style:style style:name="P7" style:family="paragraph" style:parent-style-name="Text_20_body">
      <style:text-properties officeooo:paragraph-rsid="0012aee8"/>
    </style:style>
    <style:style style:name="P8" style:family="paragraph" style:parent-style-name="Text_20_body">
      <style:text-properties style:font-name="Arial" officeooo:rsid="0012aee8" officeooo:paragraph-rsid="0012aee8"/>
    </style:style>
    <style:style style:name="P9" style:family="paragraph" style:parent-style-name="Text_20_body">
      <style:text-properties officeooo:rsid="00147d48" officeooo:paragraph-rsid="00147d48"/>
    </style:style>
    <style:style style:name="T1" style:family="text">
      <style:text-properties officeooo:rsid="0012aee8"/>
    </style:style>
    <style:style style:name="T2" style:family="text">
      <style:text-properties style:font-name="Arial"/>
    </style:style>
    <style:style style:name="T3" style:family="text">
      <style:text-properties style:font-name="Arial" officeooo:rsid="0010bdd0"/>
    </style:style>
    <style:style style:name="T4" style:family="text">
      <style:text-properties style:font-name="Arial" officeooo:rsid="0012aee8"/>
    </style:style>
    <style:style style:name="T5" style:family="text">
      <style:text-properties style:font-name="Arial" officeooo:rsid="00147d48"/>
    </style:style>
    <style:style style:name="T6" style:family="text">
      <style:text-properties style:font-name="Arial" officeooo:rsid="0014c60f"/>
    </style:style>
    <style:style style:name="T7" style:family="text">
      <style:text-properties style:font-name="Arial" officeooo:rsid="001569d6"/>
    </style:style>
    <style:style style:name="T8" style:family="text">
      <style:text-properties officeooo:rsid="00147d48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12.315cm" fo:text-indent="-0.635cm" fo:margin-left="12.3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12.95cm" fo:text-indent="-0.635cm" fo:margin-left="12.9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13.585cm" fo:text-indent="-0.635cm" fo:margin-left="13.5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3">Chan Mathieu</text:span></text:h>
      <text:p text:style-name="P5"><text:span text:style-name="T3">S</text:span><text:span text:style-name="T2">tudent in computer science</text:span></text:p>
      <text:p text:style-name="P5"><text:span text:style-name="T2">27 Allée Jean Philippe Rameau, Lognes 77185, France</text:span></text:p>
      <text:p text:style-name="P5"><text:span text:style-name="T2">mobile : +33 (0)6 48 99 79 82</text:span></text:p>
      <text:p text:style-name="P9"><text:span text:style-name="T2">Mathieu1.chan@gmail.com</text:span></text:p>
      <text:p text:style-name="P7"><text:span text:style-name="T4">linkedin.com/in/</text:span><text:span text:style-name="T5">mathieu-chan-8a8aa3176</text:span></text:p>
      <text:h text:style-name="P2" text:outline-level="3"><text:span text:style-name="T1">Education</text:span></text:h>
      <text:p text:style-name="P5"><text:span text:style-name="T2">2018 – present : </text:span></text:p>
      <text:p text:style-name="P7"><text:span text:style-name="T4">2015 – 2018 :</text:span></text:p>
      <text:h text:style-name="P3" text:outline-level="3"><text:span text:style-name="T4">Experience and projects</text:span></text:h>
      <text:p text:style-name="P8">2018 – present : </text:p>
      <text:h text:style-name="P4" text:outline-level="3"><text:span text:style-name="T4">Skills and interests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2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8:14:47.175484955</meta:creation-date>
    <dc:date>2020-11-27T11:13:06.019282190</dc:date>
    <meta:editing-duration>PT1H31M5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40" meta:character-count="279" meta:non-whitespace-character-count="246"/>
  </office:meta>
</office:document-meta>
</file>